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DescriptorHelper.isElement( Node node , String namespaceUrl , String localPar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XmlDescriptorHelper.getServiceName( Element childElem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XmlDescriptorHelper.getEndpointName( Element childElem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mlDescriptorHelper.XmlDescriptorHelp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XmlDescriptorHelper.getInterfaceName( Element childElem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